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7a040" officeooo:paragraph-rsid="0017da4c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7a040" officeooo:paragraph-rsid="001ac2bb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17da4c" officeooo:paragraph-rsid="0017da4c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7a040" officeooo:paragraph-rsid="0017a040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7a040" officeooo:paragraph-rsid="0017da4c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7a040" officeooo:paragraph-rsid="001ac2bb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7a040" officeooo:paragraph-rsid="001c0c03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90ed3" officeooo:paragraph-rsid="00190ed3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bc8be" officeooo:paragraph-rsid="001bc8be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750a1" officeooo:paragraph-rsid="001750a1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750a1" officeooo:paragraph-rsid="001750a1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7da4c" officeooo:paragraph-rsid="0017da4c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7da4c" officeooo:paragraph-rsid="001ac2bb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7da4c" officeooo:paragraph-rsid="001c0c03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a4c" officeooo:paragraph-rsid="0017da4c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a4c" officeooo:paragraph-rsid="001ac2b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a4c" officeooo:paragraph-rsid="001bc8be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a4c" officeooo:paragraph-rsid="001c0c0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a4c" officeooo:paragraph-rsid="001dd978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a4c" officeooo:paragraph-rsid="001eaf9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c8be" officeooo:paragraph-rsid="001bc8be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750a1" officeooo:paragraph-rsid="001750a1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750a1" officeooo:paragraph-rsid="0017a040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750a1" officeooo:paragraph-rsid="0017da4c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750a1" officeooo:paragraph-rsid="001ac2bb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750a1" officeooo:paragraph-rsid="001c0c03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7da4c" officeooo:paragraph-rsid="0017da4c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7a040" officeooo:paragraph-rsid="0017da4c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7da4c" officeooo:paragraph-rsid="0017da4c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7da4c" officeooo:paragraph-rsid="001ac2bb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7da4c" officeooo:paragraph-rsid="001c0c03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17da4c" officeooo:paragraph-rsid="0017da4c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17da4c" officeooo:paragraph-rsid="001ac2bb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17da4c" officeooo:paragraph-rsid="001c0c03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bold" officeooo:rsid="0017da4c" officeooo:paragraph-rsid="0017da4c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bold" officeooo:rsid="001bc8be" officeooo:paragraph-rsid="001bc8be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90ed3" officeooo:paragraph-rsid="00190ed3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90ed3" officeooo:paragraph-rsid="0019a200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9a200" officeooo:paragraph-rsid="0019a200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ac2bb" officeooo:paragraph-rsid="001ac2bb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c0c03" officeooo:paragraph-rsid="001c0c03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19a200" officeooo:paragraph-rsid="0017da4c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style:text-underline-style="none" fo:font-weight="normal" officeooo:rsid="0017a040" officeooo:paragraph-rsid="0017a040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style:text-underline-style="none" fo:font-weight="normal" officeooo:rsid="0017a040" officeooo:paragraph-rsid="0017da4c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style:text-underline-style="none" fo:font-weight="normal" officeooo:rsid="0017a040" officeooo:paragraph-rsid="001ac2bb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style:text-underline-style="none" fo:font-weight="normal" officeooo:rsid="0017a040" officeooo:paragraph-rsid="001c0c03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ff3333" fo:font-style="italic" style:text-underline-style="none" fo:font-weight="bold" officeooo:rsid="0017a040" officeooo:paragraph-rsid="0017a040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7da4c" officeooo:paragraph-rsid="0017da4c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7da4c" officeooo:paragraph-rsid="001c0c03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ac2bb" officeooo:paragraph-rsid="001ac2bb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ac2bb" officeooo:paragraph-rsid="001bc8be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bc8be" officeooo:paragraph-rsid="001dd978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c8be" officeooo:paragraph-rsid="001bc8be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ce181e" fo:font-style="normal" style:text-underline-style="none" fo:font-weight="normal" officeooo:rsid="001eaf90" officeooo:paragraph-rsid="001eaf9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90ed3" officeooo:paragraph-rsid="00190ed3" style:font-style-asian="italic" style:font-weight-asian="normal" style:font-style-complex="italic" style:font-weight-complex="normal"/>
    </style:style>
    <style:style style:name="T1" style:family="text">
      <style:text-properties officeooo:rsid="0017a040"/>
    </style:style>
    <style:style style:name="T2" style:family="text">
      <style:text-properties fo:color="#ff3333"/>
    </style:style>
    <style:style style:name="T3" style:family="text">
      <style:text-properties fo:color="#ff3333" officeooo:rsid="0017da4c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ff3333" fo:font-weight="bold" officeooo:rsid="0017da4c" style:font-weight-asian="bold" style:font-weight-complex="bold"/>
    </style:style>
    <style:style style:name="T6" style:family="text">
      <style:text-properties officeooo:rsid="0017da4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c2bb" style:font-weight-asian="bold" style:font-weight-complex="bold"/>
    </style:style>
    <style:style style:name="T10" style:family="text">
      <style:text-properties fo:color="#00ccff" officeooo:rsid="0019a200"/>
    </style:style>
    <style:style style:name="T11" style:family="text">
      <style:text-properties fo:color="#00ccff" fo:font-style="italic" officeooo:rsid="0019a200" style:font-style-asian="italic" style:font-style-complex="italic"/>
    </style:style>
    <style:style style:name="T12" style:family="text">
      <style:text-properties fo:color="#000000" fo:font-style="italic" fo:font-weight="normal" officeooo:rsid="0017da4c" style:font-style-asian="italic" style:font-weight-asian="normal" style:font-style-complex="italic" style:font-weight-complex="normal"/>
    </style:style>
    <style:style style:name="T13" style:family="text">
      <style:text-properties fo:color="#000000" fo:font-style="normal" officeooo:rsid="001ac2bb" style:font-style-asian="normal" style:font-style-complex="normal"/>
    </style:style>
    <style:style style:name="T14" style:family="text">
      <style:text-properties fo:color="#000000" fo:font-style="normal" fo:font-weight="normal" officeooo:rsid="001ac2bb" style:font-style-asian="normal" style:font-weight-asian="normal" style:font-style-complex="normal" style:font-weight-complex="normal"/>
    </style:style>
    <style:style style:name="T15" style:family="text">
      <style:text-properties fo:color="#000000" officeooo:rsid="001ac2bb"/>
    </style:style>
    <style:style style:name="T16" style:family="text">
      <style:text-properties fo:color="#000000" officeooo:rsid="001bc8be"/>
    </style:style>
    <style:style style:name="T17" style:family="text">
      <style:text-properties fo:color="#000000" officeooo:rsid="001c0c03"/>
    </style:style>
    <style:style style:name="T18" style:family="text">
      <style:text-properties fo:color="#000000" officeooo:rsid="001dd978"/>
    </style:style>
    <style:style style:name="T19" style:family="text">
      <style:text-properties fo:color="#000000" officeooo:rsid="001eaf90"/>
    </style:style>
    <style:style style:name="T20" style:family="text">
      <style:text-properties fo:color="#669933"/>
    </style:style>
    <style:style style:name="T21" style:family="text">
      <style:text-properties fo:color="#669933" officeooo:rsid="0019a200"/>
    </style:style>
    <style:style style:name="T22" style:family="text">
      <style:text-properties fo:color="#669933" officeooo:rsid="001bc8be"/>
    </style:style>
    <style:style style:name="T23" style:family="text">
      <style:text-properties fo:color="#669933" officeooo:rsid="001c0c03"/>
    </style:style>
    <style:style style:name="T24" style:family="text">
      <style:text-properties fo:color="#669933" officeooo:rsid="001dd978"/>
    </style:style>
    <style:style style:name="T25" style:family="text">
      <style:text-properties fo:color="#669933" officeooo:rsid="001eaf90"/>
    </style:style>
    <style:style style:name="T26" style:family="text">
      <style:text-properties officeooo:rsid="0019a200"/>
    </style:style>
    <style:style style:name="T27" style:family="text">
      <style:text-properties fo:font-style="normal" officeooo:rsid="001ac2bb" style:font-style-asian="normal" style:font-style-complex="normal"/>
    </style:style>
    <style:style style:name="T28" style:family="text">
      <style:text-properties officeooo:rsid="001ac2bb"/>
    </style:style>
    <style:style style:name="T29" style:family="text">
      <style:text-properties fo:color="#6666ff" fo:font-style="normal" fo:font-weight="normal" officeooo:rsid="001ac2bb" style:font-style-asian="normal" style:font-weight-asian="normal" style:font-style-complex="normal" style:font-weight-complex="normal"/>
    </style:style>
    <style:style style:name="T30" style:family="text">
      <style:text-properties fo:color="#6666ff" fo:font-style="normal" officeooo:rsid="001ac2bb" style:font-style-asian="normal" style:font-style-complex="normal"/>
    </style:style>
    <style:style style:name="T31" style:family="text">
      <style:text-properties fo:color="#6666ff" officeooo:rsid="001ac2bb"/>
    </style:style>
    <style:style style:name="T32" style:family="text">
      <style:text-properties fo:color="#6666ff" officeooo:rsid="001bc8be"/>
    </style:style>
    <style:style style:name="T33" style:family="text">
      <style:text-properties fo:color="#6666ff" officeooo:rsid="001eaf90"/>
    </style:style>
    <style:style style:name="T34" style:family="text">
      <style:text-properties fo:color="#ce181e" officeooo:rsid="001ac2bb"/>
    </style:style>
    <style:style style:name="T35" style:family="text">
      <style:text-properties fo:color="#ce181e" officeooo:rsid="001eaf90"/>
    </style:style>
    <style:style style:name="T36" style:family="text">
      <style:text-properties officeooo:rsid="001bc8be"/>
    </style:style>
    <style:style style:name="T37" style:family="text">
      <style:text-properties officeooo:rsid="001c0c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ystems Programming Exam Study</text:p>
      <text:p text:style-name="P11"/>
      <text:p text:style-name="P22">Pointers:</text:p>
      <text:p text:style-name="P22"/>
      <text:p text:style-name="P4">int tuna = 10;</text:p>
      <text:p text:style-name="P22"/>
      <text:p text:style-name="P47">//This will print out the address of tuna </text:p>
      <text:p text:style-name="P4">printf ( “%p”, &amp;tuna );</text:p>
      <text:p text:style-name="P4"/>
      <text:p text:style-name="P47">//This will print out the name of tuna </text:p>
      <text:p text:style-name="P4">printf ( “%s”, “tuna”);</text:p>
      <text:p text:style-name="P4"/>
      <text:p text:style-name="P47">//This will print out the value of tuna </text:p>
      <text:p text:style-name="P4">printf ( “%d”, tuna );</text:p>
      <text:p text:style-name="P4"/>
      <text:p text:style-name="P4"/>
      <text:p text:style-name="P4">Address<text:tab/>Name<text:tab/><text:tab/>Value</text:p>
      <text:p text:style-name="P4">0028FF1C<text:tab/>tuna<text:tab/><text:tab/>10</text:p>
      <text:p text:style-name="P4"/>
      <text:p text:style-name="P47">//This will create a pointer to the address of tuna</text:p>
      <text:p text:style-name="P4">int * pTuna = &amp;tuna;</text:p>
      <text:p text:style-name="P47"/>
      <text:p text:style-name="P4">printf ( “%p”, &amp;tuna );</text:p>
      <text:p text:style-name="P4">printf ( “%p”, pTuna );</text:p>
      <text:p text:style-name="P4"/>
      <text:p text:style-name="P43"/>
      <text:p text:style-name="P4"/>
      <text:p text:style-name="P23"><text:span text:style-name="T1">Headers</text:span>:</text:p>
      <text:p text:style-name="P23"/>
      <text:p text:style-name="P12">bucky.h</text:p>
      <text:p text:style-name="P27"/>
      <text:p text:style-name="P15">#define MY_NAME “Brandon from Header”</text:p>
      <text:p text:style-name="P15">#define MY_AGE 20</text:p>
      <text:p text:style-name="P23"/>
      <text:p text:style-name="P12">main.c</text:p>
      <text:p text:style-name="P23"/>
      <text:p text:style-name="P4">#include &lt;stdio.h&gt;</text:p>
      <text:p text:style-name="P4">#include &lt;stdlib.h&gt;</text:p>
      <text:p text:style-name="P3">#include &lt;bucky.h&gt;</text:p>
      <text:p text:style-name="P23"/>
      <text:p text:style-name="P15">int main() {</text:p>
      <text:p text:style-name="P15"/>
      <text:p text:style-name="P1"><text:span text:style-name="T2"><text:tab/>//This will print out </text:span><text:span text:style-name="T3">MY_NAME from bucky.h</text:span><text:span text:style-name="T2"> </text:span></text:p>
      <text:p text:style-name="P29"><text:tab/>printf ( “My name is %s”, <text:s/>MY_NAME );</text:p>
      <text:p text:style-name="P28"><text:tab/></text:p>
      <text:p text:style-name="P28"><text:tab/><text:span text:style-name="T4">//This will </text:span><text:span text:style-name="T5">use</text:span><text:span text:style-name="T4"> </text:span><text:span text:style-name="T5">MY_AGE from bucky.h</text:span><text:span text:style-name="T4"> </text:span></text:p>
      <text:p text:style-name="P29"><text:tab/>int girlsAge = (MY_AGE / 2 ) + 7;</text:p>
      <text:p text:style-name="P29"><text:tab/>printf(“ %s can date girls aged %d or older” , <text:s/>MY_NAME , girlsAge);</text:p>
      <text:p text:style-name="P29">} <text:tab/></text:p>
      <text:p text:style-name="P5"/>
      <text:p text:style-name="P5"/>
      <text:p text:style-name="P5"/>
      <text:p text:style-name="P44"><text:soft-page-break/></text:p>
      <text:p text:style-name="P5"/>
      <text:p text:style-name="P24"><text:span text:style-name="T6">Makefiles &amp; Compiling</text:span>:<text:span text:style-name="T12"><text:tab/></text:span></text:p>
      <text:p text:style-name="P32"/>
      <text:p text:style-name="P37"><text:span text:style-name="T20">target:</text:span> dependencies</text:p>
      <text:p text:style-name="P37"><text:tab/>action</text:p>
      <text:p text:style-name="P37"/>
      <text:p text:style-name="P39">When a program is compiled <text:span text:style-name="T8">source files </text:span>( <text:span text:style-name="T7">main.c </text:span>) are compiled into <text:span text:style-name="T8">object files </text:span>( main.o )</text:p>
      <text:p text:style-name="P39">which are then further compiled into <text:span text:style-name="T8">executables</text:span> ( output ).</text:p>
      <text:p text:style-name="P39"/>
      <text:p text:style-name="P40">When using <text:span text:style-name="T8">multiple source files</text:span>, each individual source file is compiled into individiual <text:span text:style-name="T8">object files </text:span>( main.o , partb.o, partc.o ) these are then <text:span text:style-name="T8">linked </text:span>together with any C libraries used and combined together into one executable.</text:p>
      <text:p text:style-name="P40"/>
      <text:p text:style-name="P40"/>
      <text:p text:style-name="P35">Makefile</text:p>
      <text:p text:style-name="P42"/>
      <text:p text:style-name="P38"><text:span text:style-name="T21">output </text:span><text:span text:style-name="T20">:</text:span> <text:span text:style-name="T26">main.o</text:span></text:p>
      <text:p text:style-name="P38"><text:tab/><text:span text:style-name="T26">gcc </text:span><text:span text:style-name="T11">main.o</text:span><text:span text:style-name="T26"> -o output</text:span></text:p>
      <text:p text:style-name="P35"/>
      <text:p text:style-name="P8"><text:span text:style-name="T10">main.o </text:span>: main.c</text:p>
      <text:p text:style-name="P8"><text:tab/><text:span text:style-name="T26">gcc -c main.c</text:span></text:p>
      <text:p text:style-name="P8"/>
      <text:p text:style-name="P8"/>
      <text:p text:style-name="P45"/>
      <text:p text:style-name="P6"/>
      <text:p text:style-name="P25"><text:span text:style-name="T6">Memory &amp; Malloc</text:span>:<text:span text:style-name="T12"><text:tab/></text:span></text:p>
      <text:p text:style-name="P33"/>
      <text:p text:style-name="P13">main.c</text:p>
      <text:p text:style-name="P25"/>
      <text:p text:style-name="P6">#include &lt;stdio.h&gt;</text:p>
      <text:p text:style-name="P6">#include &lt;stdlib.h&gt;</text:p>
      <text:p text:style-name="P21"/>
      <text:p text:style-name="P25"/>
      <text:p text:style-name="P16">int main() {</text:p>
      <text:p text:style-name="P16"/>
      <text:p text:style-name="P16"><text:tab/><text:span text:style-name="T8">//</text:span><text:span text:style-name="T9">Create pointer to an integer</text:span></text:p>
      <text:p text:style-name="P2"><text:span text:style-name="T2"><text:tab/></text:span><text:span text:style-name="T29">int </text:span><text:span text:style-name="T14">* points;</text:span></text:p>
      <text:p text:style-name="P40"><text:tab/></text:p>
      <text:p text:style-name="P2"><text:span text:style-name="T14"><text:tab/></text:span><text:span text:style-name="T13">//Pointer <text:s/>points to start of heap for 5 ints</text:span></text:p>
      <text:p text:style-name="P2"><text:span text:style-name="T14"><text:tab/></text:span><text:span text:style-name="T29">points </text:span><text:span text:style-name="T14">= ( </text:span><text:span text:style-name="T29">int</text:span><text:span text:style-name="T14"> *) malloc (5 * sizeof ( </text:span><text:span text:style-name="T29">int </text:span><text:span text:style-name="T14">) );</text:span></text:p>
      <text:p text:style-name="P40"/>
      <text:p text:style-name="P2"><text:span text:style-name="T14"><text:tab/></text:span><text:span text:style-name="T13">//Frees up memory back to PC</text:span></text:p>
      <text:p text:style-name="P30"><text:tab/><text:span text:style-name="T27">free( </text:span><text:span text:style-name="T30">points </text:span><text:span text:style-name="T27">)</text:span></text:p>
      <text:p text:style-name="P30">}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5"><text:soft-page-break/></text:p>
      <text:p text:style-name="P6"/>
      <text:p text:style-name="P25"><text:span text:style-name="T28">Structures &amp; Typedefs</text:span>:<text:span text:style-name="T12"><text:tab/></text:span></text:p>
      <text:p text:style-name="P33"/>
      <text:p text:style-name="P40">Structs and typdefs are used to represent a data structure and to make life easier when handling large sets of data with shared properties.</text:p>
      <text:p text:style-name="P33"/>
      <text:p text:style-name="P36">bucky.h</text:p>
      <text:p text:style-name="P33"/>
      <text:p text:style-name="P17"><text:span text:style-name="T32">struct</text:span><text:span text:style-name="T15"> </text:span><text:span text:style-name="T36">user{</text:span></text:p>
      <text:p text:style-name="P17"/>
      <text:p text:style-name="P17"><text:tab/><text:span text:style-name="T31">int</text:span><text:span text:style-name="T15"> userID;</text:span></text:p>
      <text:p text:style-name="P17"><text:tab/><text:span text:style-name="T31">char</text:span><text:span text:style-name="T15"> firstName[</text:span><text:span text:style-name="T34">25</text:span><text:span text:style-name="T15">];</text:span></text:p>
      <text:p text:style-name="P17"><text:tab/><text:span text:style-name="T31">char</text:span><text:span text:style-name="T15"> lastName[</text:span><text:span text:style-name="T34">25</text:span><text:span text:style-name="T15">];</text:span></text:p>
      <text:p text:style-name="P17"><text:span text:style-name="T15"><text:tab/></text:span><text:span text:style-name="T31">int</text:span><text:span text:style-name="T15"> userID;</text:span></text:p>
      <text:p text:style-name="P17"><text:span text:style-name="T15"><text:tab/></text:span><text:span text:style-name="T31">float</text:span><text:span text:style-name="T15"> userID;</text:span></text:p>
      <text:p text:style-name="P21">};</text:p>
      <text:p text:style-name="P17"/>
      <text:p text:style-name="P20"><text:span text:style-name="T35">typedef</text:span><text:span text:style-name="T33"> </text:span><text:span text:style-name="T32">struct</text:span><text:span text:style-name="T15"> _</text:span><text:span text:style-name="T19">Book</text:span><text:span text:style-name="T36">{</text:span></text:p>
      <text:p text:style-name="P20"/>
      <text:p text:style-name="P20"><text:tab/><text:span text:style-name="T31">int</text:span><text:span text:style-name="T15"> </text:span><text:span text:style-name="T19">bookID</text:span><text:span text:style-name="T15">;</text:span></text:p>
      <text:p text:style-name="P20"><text:tab/><text:span text:style-name="T31">char</text:span><text:span text:style-name="T15"> </text:span><text:span text:style-name="T19">title</text:span><text:span text:style-name="T15">[</text:span><text:span text:style-name="T34">25</text:span><text:span text:style-name="T15">];</text:span></text:p>
      <text:p text:style-name="P20"><text:tab/><text:span text:style-name="T31">char</text:span><text:span text:style-name="T15"> </text:span><text:span text:style-name="T19">author</text:span><text:span text:style-name="T15">[</text:span><text:span text:style-name="T34">25</text:span><text:span text:style-name="T15">];</text:span></text:p>
      <text:p text:style-name="P20"><text:span text:style-name="T15"><text:tab/></text:span><text:span text:style-name="T31">float</text:span><text:span text:style-name="T15"> </text:span><text:span text:style-name="T19">price</text:span><text:span text:style-name="T15">;</text:span></text:p>
      <text:p text:style-name="P20"><text:span text:style-name="T36">} </text:span><text:span text:style-name="T35">Book</text:span><text:span text:style-name="T36">;</text:span></text:p>
      <text:p text:style-name="P33"/>
      <text:p text:style-name="P13">main.c</text:p>
      <text:p text:style-name="P25"/>
      <text:p text:style-name="P6">#include &lt;stdio.h&gt;</text:p>
      <text:p text:style-name="P6">#include &lt;stdlib.h&gt;</text:p>
      <text:p text:style-name="P9">#include &lt;bucky.h&gt;</text:p>
      <text:p text:style-name="P25"/>
      <text:p text:style-name="P17"><text:span text:style-name="T31">int</text:span> main() {</text:p>
      <text:p text:style-name="P16"><text:tab/></text:p>
      <text:p text:style-name="P17"><text:tab/><text:span text:style-name="T32">struct </text:span><text:span text:style-name="T15">use</text:span><text:span text:style-name="T16">r </text:span><text:span text:style-name="T22">brandon</text:span><text:span text:style-name="T15">;</text:span></text:p>
      <text:p text:style-name="P17"><text:span text:style-name="T32"><text:tab/>struct </text:span><text:span text:style-name="T15">use</text:span><text:span text:style-name="T16">r </text:span><text:span text:style-name="T22">john</text:span><text:span text:style-name="T15">;</text:span></text:p>
      <text:p text:style-name="P51"/>
      <text:p text:style-name="P20"><text:span text:style-name="T15"><text:tab/></text:span><text:span text:style-name="T35">Book <text:s/></text:span><text:span text:style-name="T25">myBook</text:span><text:span text:style-name="T15">;</text:span></text:p>
      <text:p text:style-name="P54"/>
      <text:p text:style-name="P17"><text:span text:style-name="T15"><text:tab/></text:span><text:span text:style-name="T22">brandon</text:span><text:span text:style-name="T16">.userID = 21;</text:span></text:p>
      <text:p text:style-name="P17"><text:span text:style-name="T16"><text:tab/></text:span><text:span text:style-name="T22">john</text:span><text:span text:style-name="T16">.userID = 18;</text:span></text:p>
      <text:p text:style-name="P30">}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6"/>
      <text:p text:style-name="P7"/>
      <text:p text:style-name="P26"><text:span text:style-name="T37">User Input</text:span>:<text:span text:style-name="T12"><text:tab/></text:span></text:p>
      <text:p text:style-name="P34"/>
      <text:p text:style-name="P41">To read input from the user, you will need to use the <text:span text:style-name="T8">printf </text:span>function aswell as the <text:span text:style-name="T8">scanf </text:span>function to both print and read to the user</text:p>
      <text:p text:style-name="P34"/>
      <text:p text:style-name="P14">main.c</text:p>
      <text:p text:style-name="P26"/>
      <text:p text:style-name="P7">#include &lt;stdio.h&gt;</text:p>
      <text:p text:style-name="P7">#include &lt;stdlib.h&gt;</text:p>
      <text:p text:style-name="P26"/>
      <text:p text:style-name="P18"><text:span text:style-name="T31">int</text:span> main() {</text:p>
      <text:p text:style-name="P18"/>
      <text:p text:style-name="P18"><text:tab/><text:span text:style-name="T31">int</text:span> <text:span text:style-name="T37">a;</text:span></text:p>
      <text:p text:style-name="P18"><text:tab/></text:p>
      <text:p text:style-name="P18"><text:tab/><text:span text:style-name="T37">printf( </text:span><text:span text:style-name="T16"><text:s/>“</text:span><text:span text:style-name="T22"> </text:span><text:span text:style-name="T23">Please enter an integer value : </text:span><text:span text:style-name="T17"><text:s/>” )</text:span><text:span text:style-name="T16">; </text:span></text:p>
      <text:p text:style-name="P18"><text:span text:style-name="T32"><text:tab/></text:span><text:span text:style-name="T17">scanf( </text:span><text:span text:style-name="T16"><text:s/>“</text:span><text:span text:style-name="T23">%d</text:span><text:span text:style-name="T17"> ”, &amp;a); </text:span></text:p>
      <text:p text:style-name="P19"><text:span text:style-name="T15"><text:tab/></text:span><text:span text:style-name="T17">printf( </text:span><text:span text:style-name="T16"><text:s/>“</text:span><text:span text:style-name="T22"> </text:span><text:span text:style-name="T24">You entered</text:span><text:span text:style-name="T23">: </text:span><text:span text:style-name="T24">%d</text:span><text:span text:style-name="T17"> ” , </text:span><text:span text:style-name="T18">a</text:span><text:span text:style-name="T17">)</text:span><text:span text:style-name="T16">; </text:span></text:p>
      <text:p text:style-name="P52"/>
      <text:p text:style-name="P19"><text:span text:style-name="T16"><text:tab/></text:span><text:span text:style-name="T18">return 0;</text:span></text:p>
      <text:p text:style-name="P31">} 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8:17:01.311871419</meta:creation-date>
    <dc:date>2018-04-12T08:09:21.847601266</dc:date>
    <meta:editing-duration>PT20M9S</meta:editing-duration>
    <meta:editing-cycles>4</meta:editing-cycles>
    <meta:generator>LibreOffice/5.4.6.2$Linux_X86_64 LibreOffice_project/40m0$Build-2</meta:generator>
    <meta:document-statistic meta:table-count="0" meta:image-count="0" meta:object-count="0" meta:page-count="4" meta:paragraph-count="96" meta:word-count="421" meta:character-count="2370" meta:non-whitespace-character-count="1977"/>
  </office:meta>
</office:document-meta>
</file>